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0.96mm"/>
    </style:style>
    <style:style style:name="co2" style:family="table-column">
      <style:table-column-properties fo:break-before="auto" style:column-width="80.87mm"/>
    </style:style>
    <style:style style:name="co3" style:family="table-column">
      <style:table-column-properties fo:break-before="auto" style:column-width="28.28mm"/>
    </style:style>
    <style:style style:name="co4" style:family="table-column">
      <style:table-column-properties fo:break-before="auto" style:column-width="47.04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ff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Arial" style:font-name-asian="Linux Libertine G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solid" style:text-underline-width="auto" style:text-underline-color="font-color" fo:font-weight="normal" fo:font-size="11pt" style:font-name="Cambria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1018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cantidad</text:p>
          </table:table-cell>
          <table:table-cell table:style-name="ce1" office:value-type="string" calcext:value-type="string">
            <text:p>€</text:p>
          </table:table-cell>
          <table:table-cell table:style-name="ce1" office:value-type="string" calcext:value-type="string">
            <text:p>total</text:p>
          </table:table-cell>
          <table:table-cell table:number-columns-repeated="1019"/>
        </table:table-row>
        <table:table-row table:style-name="ro2" table:number-rows-repeated="2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>
            <text:p>Chasis</text:p>
          </table:table-cell>
          <table:table-cell table:style-name="ce1" office:value-type="string" calcext:value-type="string">
            <text:p>Puda Stingy (clon del XHover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8.78" calcext:value-type="float">
            <text:p>28,78</text:p>
          </table:table-cell>
          <table:table-cell table:style-name="ce1" table:formula="of:=[.D4]*[.C4]" office:value-type="float" office:value="28.78" calcext:value-type="float">
            <text:p>28,78</text:p>
          </table:table-cell>
          <table:table-cell table:style-name="ce4" office:value-type="string" calcext:value-type="string">
            <text:p><text:a xlink:href="https://www.banggood.com/Stingy-V2-235mm-Wheelbase-4mm-Arm-Carbon-Fiber-5-Inch-Frame-Kit-for-RC-Drone-FPV-Racing-p-1448287.html?rmmds=search&amp;cur_warehouse=CN" xlink:type="simple">https://www.banggood.com/Stingy-V2-235mm-Wheelbase-4mm-Arm-Carbon-Fiber-5-Inch-Frame-Kit-for-RC-Drone-FPV-Racing-p-1448287.html?rmmds=search&amp;cur_warehouse=CN</text:a>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ontroladora</text:p>
          </table:table-cell>
          <table:table-cell table:style-name="ce1" office:value-type="string" calcext:value-type="string">
            <text:p>Airbot Omnibus F4 V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2.22" calcext:value-type="float">
            <text:p>32,22</text:p>
          </table:table-cell>
          <table:table-cell table:style-name="ce1" table:formula="of:=[.D5]*[.C5]" office:value-type="float" office:value="32.22" calcext:value-type="float">
            <text:p>32,22</text:p>
          </table:table-cell>
          <table:table-cell table:style-name="ce4" office:value-type="string" calcext:value-type="string">
            <text:p><text:a xlink:href="https://www.banggood.com/Original-Airbot-Omnibus-F4-V5-Flight-Controller-OSD-STM32-F405-MCU-MPU6000-5V-1A-BEC-p-1319176.html?rmmds=search&amp;cur_warehouse=CN" xlink:type="simple">https://www.banggood.com/Original-Airbot-Omnibus-F4-V5-Flight-Controller-OSD-STM32-F405-MCU-MPU6000-5V-1A-BEC-p-1319176.html?rmmds=search&amp;cur_warehouse=CN</text:a>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X</text:p>
          </table:table-cell>
          <table:table-cell table:style-name="ce1" office:value-type="string" calcext:value-type="string">
            <text:p>Jumper R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table:formula="of:=[.D6]*[.C6]" office:value-type="float" office:value="13" calcext:value-type="float">
            <text:p>13</text:p>
          </table:table-cell>
          <table:table-cell table:style-name="ce4" office:value-type="string" calcext:value-type="string">
            <text:p><text:a xlink:href="https://www.banggood.com/Jumper-R1-Mini-Receiver-16CH-Sbus-RX-Compatible-Frsky-D16-Transmitter-Radio-Remote-Control-for-RC-Drone-FPV-Racing-Multi-Rotor-p-1439136.html?rmmds=search&amp;cur_warehouse=CN" xlink:type="simple">https://www.banggood.com/Jumper-R1-Mini-Receiver-16CH-Sbus-RX-Compatible-Frsky-D16-Transmitter-Radio-Remote-Control-for-RC-Drone-FPV-Racing-Multi-Rotor-p-1439136.html?rmmds=search&amp;cur_warehouse=CN</text:a>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VTX</text:p>
          </table:table-cell>
          <table:table-cell table:style-name="ce1" office:value-type="string" calcext:value-type="string">
            <text:p>Eachine TX525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[.D7]*[.C7]" office:value-type="float" office:value="16" calcext:value-type="float">
            <text:p>16</text:p>
          </table:table-cell>
          <table:table-cell table:style-name="ce4" office:value-type="string" calcext:value-type="string">
            <text:p><text:a xlink:href="https://www.banggood.com/Eachine-TX5258-5-8G-72CH-25200500800mW-Switchable-FPV-Transmitter-Support-OSD-Configuring-p-1248768.html?rmmds=search&amp;cur_warehouse=CN" xlink:type="simple">https://www.banggood.com/Eachine-TX5258-5-8G-72CH-25200500800mW-Switchable-FPV-Transmitter-Support-OSD-Configuring-p-1248768.html?rmmds=search&amp;cur_warehouse=CN</text:a>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otores</text:p>
          </table:table-cell>
          <table:table-cell table:style-name="ce1" office:value-type="string" calcext:value-type="string">
            <text:p>Emax RS2205S 2300KV</text:p>
          </table:table-cell>
          <table:table-cell table:style-name="ce1" office:value-type="float" office:value="5" calcext:value-type="float">
            <text:p>5</text:p>
          </table:table-cell>
          <table:table-cell table:style-name="ce2" table:formula="of:=17.15" office:value-type="float" office:value="17.15" calcext:value-type="float">
            <text:p>17,15</text:p>
          </table:table-cell>
          <table:table-cell table:style-name="ce1" table:formula="of:=[.D8]*[.C8]" office:value-type="float" office:value="85.75" calcext:value-type="float">
            <text:p>85,75</text:p>
          </table:table-cell>
          <table:table-cell table:style-name="ce4" office:value-type="string" calcext:value-type="string">
            <text:p><text:a xlink:href="https://www.banggood.com/Emax-RS2205S-2300KV-Racing-Edition-Brushess-Motor-CW-CCW-for-FPV-Racing-p-1093090.html?rmmds=search&amp;ID=511866&amp;cur_warehouse=CN" xlink:type="simple">https://www.banggood.com/Emax-RS2205S-2300KV-Racing-Edition-Brushess-Motor-CW-CCW-for-FPV-Racing-p-1093090.html?rmmds=search&amp;ID=511866&amp;cur_warehouse=CN</text:a>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Batería</text:p>
          </table:table-cell>
          <table:table-cell table:style-name="ce1" office:value-type="string" calcext:value-type="string">
            <text:p>GNB 1500mAh 4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" calcext:value-type="float">
            <text:p>25</text:p>
          </table:table-cell>
          <table:table-cell table:style-name="ce1" table:formula="of:=[.D9]*[.C9]" office:value-type="float" office:value="50" calcext:value-type="float">
            <text:p>50</text:p>
          </table:table-cell>
          <table:table-cell table:style-name="ce4" office:value-type="string" calcext:value-type="string">
            <text:p><text:a xlink:href="https://www.banggood.com/Gaoneng-GNB-14_8V-1500mAh-4S-120C240C-Lipo-Battery-for-FPV-Racing-p-1102069.html?rmmds=search&amp;cur_warehouse=CN" xlink:type="simple">https://www.banggood.com/Gaoneng-GNB-14_8V-1500mAh-4S-120C240C-Lipo-Battery-for-FPV-Racing-p-1102069.html?rmmds=search&amp;cur_warehouse=CN</text:a>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Variadores</text:p>
          </table:table-cell>
          <table:table-cell table:style-name="ce1" office:value-type="string" calcext:value-type="string">
            <text:p>HGLRC 30A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[.D10]*[.C10]" office:value-type="float" office:value="28" calcext:value-type="float">
            <text:p>28</text:p>
          </table:table-cell>
          <table:table-cell table:style-name="ce4" office:value-type="string" calcext:value-type="string">
            <text:p><text:a xlink:href="https://www.banggood.com/HGLRC-30A-30AMP-2-5S-BLHeli_S-16_5-BB2-Brushless-ESC-Dshot600-Ready-for-RC-Drone-FPV-Racing-p-1398923.html?rmmds=search&amp;cur_warehouse=CN" xlink:type="simple">https://www.banggood.com/HGLRC-30A-30AMP-2-5S-BLHeli_S-16_5-BB2-Brushless-ESC-Dshot600-Ready-for-RC-Drone-FPV-Racing-p-1398923.html?rmmds=search&amp;cur_warehouse=CN</text:a>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ámara</text:p>
          </table:table-cell>
          <table:table-cell table:style-name="ce1" office:value-type="string" calcext:value-type="string">
            <text:p>Foxeer HS117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3" calcext:value-type="float">
            <text:p>23</text:p>
          </table:table-cell>
          <table:table-cell table:style-name="ce1" table:formula="of:=[.D11]*[.C11]" office:value-type="float" office:value="23" calcext:value-type="float">
            <text:p>23</text:p>
          </table:table-cell>
          <table:table-cell table:style-name="ce4" office:value-type="string" calcext:value-type="string">
            <text:p><text:a xlink:href="https://www.banggood.com/Foxeer-HS1177-V2-600TVL-CCD-2_5mm2_8mm-PALNTSC-IR-Blocked-Mini-FPV-Camera-5-40V-w-Bracket-p-1148677.html?rmmds=search&amp;cur_warehouse=CN" xlink:type="simple">https://www.banggood.com/Foxeer-HS1177-V2-600TVL-CCD-2_5mm2_8mm-PALNTSC-IR-Blocked-Mini-FPV-Camera-5-40V-w-Bracket-p-1148677.html?rmmds=search&amp;cur_warehouse=CN</text:a>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Buzzer autónomo</text:p>
          </table:table-cell>
          <table:table-cell table:style-name="ce1" office:value-type="string" calcext:value-type="string">
            <text:p>HGLRC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.21" calcext:value-type="float">
            <text:p>3,21</text:p>
          </table:table-cell>
          <table:table-cell table:style-name="ce1" table:formula="of:=[.D12]*[.C12]" office:value-type="float" office:value="3.21" calcext:value-type="float">
            <text:p>3,21</text:p>
          </table:table-cell>
          <table:table-cell table:style-name="ce4" office:value-type="string" calcext:value-type="string">
            <text:p><text:a xlink:href="https://www.banggood.com/URUAV-UR6-5V-110dB-BB-Alarm-Buzzer-Mini-Tacker-36x18mm-with-Lipo-Battery-LED-Light-for-RC-Drone-FPV-Racing-p-1412683.html?rmmds=search" xlink:type="simple">https://www.banggood.com/URUAV-UR6-5V-110dB-BB-Alarm-Buzzer-Mini-Tacker-36x18mm-with-Lipo-Battery-LED-Light-for-RC-Drone-FPV-Racing-p-1412683.html?rmmds=search</text:a>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alas</text:p>
          </table:table-cell>
          <table:table-cell table:style-name="ce1" office:value-type="string" calcext:value-type="string">
            <text:p>DAL Cyclone 50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.53" calcext:value-type="float">
            <text:p>2,53</text:p>
          </table:table-cell>
          <table:table-cell table:style-name="ce1" table:formula="of:=[.D13]*[.C13]" office:value-type="float" office:value="7.59" calcext:value-type="float">
            <text:p>7,59</text:p>
          </table:table-cell>
          <table:table-cell table:style-name="ce4" office:value-type="string" calcext:value-type="string">
            <text:p><text:a xlink:href="https://www.banggood.com/2-Pairs-DALPROP-Cyclone-T5145C-Pro-5-Inch-Unbreakable-Aggressive-Propeller-Compatible-POPO-p-1536685.html?rmmds=search&amp;ID=6266954&amp;cur_warehouse=CN" xlink:type="simple">https://www.banggood.com/2-Pairs-DALPROP-Cyclone-T5145C-Pro-5-Inch-Unbreakable-Aggressive-Propeller-Compatible-POPO-p-1536685.html?rmmds=search&amp;ID=6266954&amp;cur_warehouse=CN</text:a>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ntenas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[.D14]*[.C14]" office:value-type="float" office:value="6" calcext:value-type="float">
            <text:p>6</text:p>
          </table:table-cell>
          <table:table-cell table:style-name="ce4" office:value-type="string" calcext:value-type="string">
            <text:p><text:a xlink:href="https://www.banggood.com/Realacc-Pagoda-Antenna-6_5cm-65mm-5_8G-5dBi-Panel-Plate-Omni-directional-FPV-Short-Antenna-p-1174479.html?rmmds=search&amp;ID=513344523628&amp;cur_warehouse=CN" xlink:type="simple">https://www.banggood.com/Realacc-Pagoda-Antenna-6_5cm-65mm-5_8G-5dBi-Panel-Plate-Omni-directional-FPV-Short-Antenna-p-1174479.html?rmmds=search&amp;ID=513344523628&amp;cur_warehouse=CN</text:a>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Gafas</text:p>
          </table:table-cell>
          <table:table-cell table:style-name="ce1" office:value-type="string" calcext:value-type="string">
            <text:p>Eachine EV200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41" calcext:value-type="float">
            <text:p>41</text:p>
          </table:table-cell>
          <table:table-cell/>
          <table:table-cell table:style-name="ce4" office:value-type="string" calcext:value-type="string">
            <text:p><text:span text:style-name="T1"><text:a xlink:href="https://www.banggood.com/Eachine-EV200D-1280720-5_8G-72CH-True-Diversity-FPV-Goggles-HD-Port-in-2D3D-Built-in-DVR-p-1220010.html?rmmds=search&amp;ID=233532186&amp;cur_warehouse=CN" xlink:type="simple">https://www.banggood.com/Eachine-EV200D-1280720-5_8G-72CH-True-Diversity-FPV-Goggles-HD-Port-in-2D3D-Built-in-DVR-p-1220010.html?rmmds=search&amp;ID=233532186&amp;cur_warehouse=CN</text:a></text:span>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misora</text:p>
          </table:table-cell>
          <table:table-cell table:style-name="ce1" office:value-type="string" calcext:value-type="string">
            <text:p>FrSky Q-X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5" calcext:value-type="float">
            <text:p>115</text:p>
          </table:table-cell>
          <table:table-cell/>
          <table:table-cell table:style-name="ce1" office:value-type="string" calcext:value-type="string">
            <text:p>Varios modelos Q_X7</text:p>
          </table:table-cell>
          <table:table-cell table:style-name="ce4" office:value-type="string" calcext:value-type="string">
            <text:p><text:a xlink:href="https://www.banggood.com/FrSky-ACCST-Taranis-Q-X7-Transmitter-2_4G-16CH-Mode-2-White-Black-International-Version-for-RC-Drone-p-1196246.html?rmmds=search&amp;ID=521800&amp;cur_warehouse=CN" xlink:type="simple">https://www.banggood.com/FrSky-ACCST-Taranis-Q-X7-Transmitter-2_4G-16CH-Mode-2-White-Black-International-Version-for-RC-Drone-p-1196246.html?rmmds=search&amp;ID=521800&amp;cur_warehouse=CN</text:a>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" table:formula="of:=SUM([.D4:.D16])" office:value-type="float" office:value="326.89" calcext:value-type="float">
            <text:p>326,89</text:p>
          </table:table-cell>
          <table:table-cell table:number-columns-repeated="1020"/>
        </table:table-row>
        <table:table-row table:style-name="ro4" table:number-rows-repeated="4">
          <table:table-cell table:number-columns-repeated="1024"/>
        </table:table-row>
        <table:table-row table:style-name="ro3">
          <table:table-cell table:style-name="ce1" office:value-type="string" calcext:value-type="string">
            <text:p>Motores más baratos (pierdes un poco de calidad pero corren igual)</text:p>
          </table:table-cell>
          <table:table-cell/>
          <table:table-cell table:style-name="ce1" office:value-type="string" calcext:value-type="string">
            <text:p>Compra mínimo 5, que se terminarán rompiendo. Asi no tendrás que esperar a que te lleguen repuestos.</text:p>
          </table:table-cell>
          <table:table-cell table:style-name="ce1" office:value-type="float" office:value="9" calcext:value-type="float">
            <text:p>9</text:p>
          </table:table-cell>
          <table:table-cell/>
          <table:table-cell table:style-name="ce4" office:value-type="string" calcext:value-type="string">
            <text:p><text:a xlink:href="https://www.banggood.com/DYS-Samguk-Series-Wei-2207-2300KV-2600KV-3-4S-Brushless-Motor-for-Racing-Drone-p-1226073.html?rmmds=myorder&amp;ID=511866&amp;cur_warehouse=CN" xlink:type="simple">https://www.banggood.com/DYS-Samguk-Series-Wei-2207-2300KV-2600KV-3-4S-Brushless-Motor-for-Racing-Drone-p-1226073.html?rmmds=myorder&amp;ID=511866&amp;cur_warehouse=CN</text:a>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1"/>
          <table:table-cell/>
          <table:table-cell table:style-name="ce4"/>
          <table:table-cell table:number-columns-repeated="1018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0">00/00/0000</text:date>, <text:time style:data-style-name="N2" text:time-value="13:15:03.4933205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1-20T13:17:11.435421843</dc:date>
    <meta:editing-duration>PT2M8S</meta:editing-duration>
    <meta:editing-cycles>1</meta:editing-cycles>
    <meta:document-statistic meta:table-count="1" meta:cell-count="84" meta:object-count="0"/>
  </office:meta>
</office:document-meta>
</file>